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028cm" fo:margin-left="0.328cm" fo:margin-right="5.644cm" table:align="margins" style:shadow="none"/>
    </style:style>
    <style:style style:name="表格1.A" style:family="table-column">
      <style:table-column-properties style:column-width="11.028cm" style:rel-column-width="625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0.834cm" table:align="margins"/>
    </style:style>
    <style:style style:name="表格2.A" style:family="table-column">
      <style:table-column-properties style:column-width="5.417cm" style:rel-column-width="32767*"/>
    </style:style>
    <style:style style:name="表格2.B" style:family="table-column">
      <style:table-column-properties style:column-width="5.417cm" style:rel-column-width="3276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4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5" style:family="paragraph" style:parent-style-name="Text_20_body">
      <style:paragraph-properties fo:text-align="center" style:justify-single-word="false"/>
      <style:text-properties fo:color="#000000"/>
    </style:style>
    <style:style style:name="P6" style:family="paragraph" style:parent-style-name="Text_20_body">
      <style:paragraph-properties fo:text-align="center" style:justify-single-word="false"/>
      <style:text-properties fo:color="#000000" style:font-name-asian="¿¬Ìå_GB2312" style:font-size-asian="11pt"/>
    </style:style>
    <style:style style:name="P7" style:family="paragraph" style:parent-style-name="Text_20_body">
      <style:paragraph-properties fo:margin-top="0cm" fo:margin-bottom="0cm"/>
      <style:text-properties fo:color="#000000" style:font-name="Arial Black" fo:font-size="8pt"/>
    </style:style>
    <style:style style:name="T1" style:family="text">
      <style:text-properties style:font-name-asian="ËÎÌå" style:font-size-asian="15pt" style:language-asian="zh" style:country-asian="CN"/>
    </style:style>
    <style:style style:name="T2" style:family="text">
      <style:text-properties style:font-name="ËÎÌå" fo:font-size="15pt"/>
    </style:style>
    <style:style style:name="T3" style:family="text">
      <style:text-properties style:font-name="ËÎÌå" fo:font-size="15pt" style:language-asian="zh" style:country-asian="CN"/>
    </style:style>
    <style:style style:name="T4" style:family="text">
      <style:text-properties style:font-name="ËÎÌå" fo:font-size="15pt" style:font-name-asian="ËÎÌå" style:font-size-asian="10.5pt"/>
    </style:style>
    <style:style style:name="T5" style:family="text">
      <style:text-properties style:font-name="ËÎÌå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ext:p text:style-name="P6"><text:span text:style-name="T2">深圳市牧泰莱电路技术有限公司</text:span></text:p>
            <text:p text:style-name="P7">SHENZHEN MULTILAYER PCB TECHNOLOGY CO.,LTD.</text:p>
            <text:p text:style-name="P5"><text:span text:style-name="T4">合格标签</text:span><text:span text:style-name="T5">/QC PASS</text:span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B1" office:value-type="string">
                  <text:p text:style-name="P3">档案号：</text:p>
                  <text:p text:style-name="P3">File NO.</text:p>
                </table:table-cell>
              </table:table-row>
              <table:table-row>
                <table:table-cell table:style-name="表格2.A2" office:value-type="string">
                  <text:p text:style-name="P3">零件号：</text:p>
                  <text:p text:style-name="P3">Part NO</text:p>
                </table:table-cell>
                <table:table-cell table:style-name="表格2.B2" office:value-type="string">
                  <text:p text:style-name="P3">生产批次号：</text:p>
                  <text:p text:style-name="P3">Production NO.</text:p>
                </table:table-cell>
              </table:table-row>
              <table:table-row>
                <table:table-cell table:style-name="表格2.A2" office:value-type="string">
                  <text:p text:style-name="P3">物料编码：</text:p>
                  <text:p text:style-name="P3">Order No.</text:p>
                </table:table-cell>
                <table:table-cell table:style-name="表格2.B2" office:value-type="string">
                  <text:p text:style-name="P3">订单批次号：</text:p>
                  <text:p text:style-name="P3">Order Batch NO.</text:p>
                </table:table-cell>
              </table:table-row>
              <table:table-row>
                <table:table-cell table:style-name="表格2.A2" office:value-type="string">
                  <text:p text:style-name="P3">数 量：</text:p>
                  <text:p text:style-name="P3">Q T Y</text:p>
                </table:table-cell>
                <table:table-cell table:style-name="表格2.B2" office:value-type="string">
                  <text:p text:style-name="P3">日 <text:s/>期：</text:p>
                  <text:p text:style-name="P3">The Date</text:p>
                </table:table-cell>
              </table:table-row>
              <table:table-row>
                <table:table-cell table:style-name="表格2.A2" office:value-type="string">
                  <text:p text:style-name="P3">包 装 员：</text:p>
                  <text:p text:style-name="P3">packager</text:p>
                </table:table-cell>
                <table:table-cell table:style-name="表格2.B2" office:value-type="string">
                  <text:p text:style-name="P3">包装日期：</text:p>
                  <text:p text:style-name="P3">The Date</text:p>
                </table:table-cell>
              </table:table-row>
              <table:table-row>
                <table:table-cell table:style-name="表格2.B2" table:number-columns-spanned="2" office:value-type="string">
                  <text:p text:style-name="P3">周 <text:s/>期：</text:p>
                  <text:p text:style-name="P3">Date Code</text:p>
                </table:table-cell>
                <table:covered-table-cell/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1:28:22.95</dc:date>
    <dc:creator>wang sheng wang</dc:creator>
    <meta:editing-duration>PT2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64" meta:character-count="248"/>
  </office:meta>
</office:document-meta>
</file>